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686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draw:auto-grow-height="true" fo:min-height="3.507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dc2300"/>
    </style:style>
    <style:style style:name="T4" style:family="text">
      <style:text-properties fo:color="#000000"/>
    </style:style>
    <style:style style:name="T5" style:family="text">
      <style:text-properties fo:color="#0047ff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ff" fo:font-size="20pt" style:font-size-asian="20pt" style:font-size-complex="20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2323dc"/>
    </style:style>
    <style:style style:name="T11" style:family="text">
      <style:text-properties fo:color="#0000ff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ff0000" fo:font-size="22pt" style:font-size-asian="22pt" style:font-size-complex="22pt"/>
    </style:style>
    <style:style style:name="T14" style:family="text">
      <style:text-properties fo:font-size="32pt"/>
    </style:style>
    <style:style style:name="T15" style:family="text">
      <style:text-properties fo:color="#0000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ore Project 1 and HW 1 stuff!</text:p>
            <text:p/>
            <text:p>Athula Balachandran</text:p>
            <text:p>Wolfgang Richte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ing Concurrency</text:p>
              </text:list-item>
              <text:list-item>
                <text:p>Project 1 Checkpoint 1 </text:p>
              </text:list-item>
              <text:list-item>
                <text:p>Homework 1 Concerns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lashback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getaddrinfo</text:span>() - Prepare to launch!</text:p>
              </text:list-item>
              <text:list-item>
                <text:p><text:span text:style-name="T1">socket</text:span>() - Get the file descriptor!</text:p>
              </text:list-item>
              <text:list-item>
                <text:p><text:span text:style-name="T1">bind</text:span>()<text:tab/>- Which port am I on?</text:p>
              </text:list-item>
              <text:list-item>
                <text:p><text:span text:style-name="T1">listen</text:span>() - Will someone please call me?</text:p>
              </text:list-item>
              <text:list-item>
                <text:p><text:span text:style-name="T1">connect</text:span>() - Hey, you!</text:p>
              </text:list-item>
              <text:list-item>
                <text:p><text:span text:style-name="T1">accept</text:span>() - Thank you for calling port 8080!</text:p>
              </text:list-item>
              <text:list-item>
                <text:p><text:span text:style-name="T1">send</text:span>() and <text:span text:style-name="T1">recv</text:span>() - Talk to me, please!</text:p>
              </text:list-item>
              <text:list-item>
                <text:p><text:span text:style-name="T1">close</text:span> and <text:span text:style-name="T1">shutdown</text:span>() - Get ou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What do you want to build?</text:p>
            <text:p>A webserver that can handle multiple concurrent connections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What's the problem?</text:p>
            <text:p><text:span text:style-name="T2">Blocking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937cm" svg:x="1.4cm" svg:y="0.837cm" presentation:class="subtitle">
          <draw:text-box>
            <text:p>What's the solution?</text:p>
            <text:p>Threading or <text:span text:style-name="T3">select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reading approac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id in 15-213??</text:p>
              </text:list-item>
              <text:list-item>
                <text:p>Main server blocks on accept()</text:p>
              </text:list-item>
              <text:list-item>
                <text:p>Accept incoming connection </text:p>
              </text:list-item>
              <text:list-item>
                <text:p>Fork() child process for each connection</text:p>
              </text:list-item>
              <text:list-item>
                <text:p><text:span text:style-name="T2">Pain! </text:span></text:p>
                <text:list>
                  <text:list-item>
                    <text:p>Need to manage a pool of threads</text:p>
                  </text:list-item>
                  <text:list-item>
                    <text:p>And what if tasks have to communica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orld of <text:span text:style-name="T1">select</text:span>(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Event driven programming!</text:p>
              </text:list-item>
              <text:list-item>
                <text:p>Single process that <text:span text:style-name="T2">multiplexes</text:span> all requests.</text:p>
              </text:list-item>
              <text:list-item>
                <text:p>Caveat</text:p>
                <text:list>
                  <text:list-item>
                    <text:p>Programming is not so transparent!</text:p>
                  </text:list-item>
                  <text:list-item>
                    <text:p>Server no longer acts like it has only one client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use <text:span text:style-name="T1">select</text:span>()?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Give select a set of sockets/file descriptors.</text:p>
              </text:list-item>
              <text:list-item>
                <text:p><text:span text:style-name="T1">select</text:span>() blocks till <text:span text:style-name="T2">something</text:span> happens.</text:p>
                <text:list>
                  <text:list-item>
                    <text:p>Data coming in on some socket.</text:p>
                  </text:list-item>
                  <text:list-item>
                    <text:p>Able to write to a socket.</text:p>
                  </text:list-item>
                  <text:list-item>
                    <text:p>Exception at the socket.</text:p>
                  </text:list-item>
                </text:list>
              </text:list-item>
              <text:list-item>
                <text:p>Once woken up, check for the event and <text:span text:style-name="T2">service</text:span> it the way the server would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1">select</text:span>(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#<text:span text:style-name="T4">include</text:span> &lt;<text:span text:style-name="T5">sys/select.h</text:span>&gt;</text:p>
                <text:p/>
                <text:p>int <text:span text:style-name="T1">select </text:span>(int <text:s/><text:span text:style-name="T2">nfds</text:span>, fd_set* <text:s/><text:span text:style-name="T2">readfds</text:span>,<text:tab/><text:tab/><text:tab/> <text:s text:c="5"/><text:tab/><text:tab/><text:tab/><text:tab/>fd_set* <text:s/><text:span text:style-name="T2">writefds</text:span>, fd_set* <text:s/><text:span text:style-name="T2">exceptfds</text:span>, <text:s text:c="18"/>struct timeval *<text:span text:style-name="T2">timeout</text:span>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fd_set Datastructure</text:p>
          </draw:text-box>
        </draw:frame>
        <draw:frame presentation:style-name="pr8" draw:layer="layout" svg:width="25.199cm" svg:height="13.86cm" svg:x="2.106cm" svg:y="5.08cm" presentation:class="outline" presentation:user-transformed="true">
          <draw:text-box>
            <text:list text:style-name="L2">
              <text:list-item>
                <text:p>Remember, file descriptor is just an integer!</text:p>
              </text:list-item>
              <text:list-item>
                <text:p>Datastructure is basically a bit array!</text:p>
              </text:list-item>
              <text:list-item>
                <text:p>Helper macros:</text:p>
                <text:list>
                  <text:list-header>
                    <text:p><text:span text:style-name="T6">FD_ZERO</text:span><text:span text:style-name="T7">(fd_set* </text:span><text:span text:style-name="T8">fdset</text:span><text:span text:style-name="T7">); <text:s/></text:span><text:span text:style-name="T9">/* initializes fdset to have 0s for all fds */</text:span></text:p>
                    <text:p><text:span text:style-name="T6">FD_SET</text:span><text:span text:style-name="T7">(int </text:span><text:span text:style-name="T8">fd</text:span><text:span text:style-name="T7">, fd_set* </text:span><text:span text:style-name="T8">fdset</text:span><text:span text:style-name="T7">); <text:s/></text:span><text:span text:style-name="T9">/* sets the bit for fd in fdset */</text:span></text:p>
                    <text:p><text:span text:style-name="T6">FD_CLR</text:span><text:span text:style-name="T7">(int </text:span><text:span text:style-name="T8">fd</text:span><text:span text:style-name="T7">, fd_set* </text:span><text:span text:style-name="T8">fdset</text:span><text:span text:style-name="T7">); <text:s/></text:span><text:span text:style-name="T9">/* clears the bit for fd in fdset */</text:span></text:p>
                    <text:p><text:span text:style-name="T6">FD_ISSET</text:span><text:span text:style-name="T7">(int </text:span><text:span text:style-name="T8">fd</text:span><text:span text:style-name="T7">, fd_set* </text:span><text:span text:style-name="T8">fdset</text:span><text:span text:style-name="T7">); </text:span><text:span text:style-name="T9">/* returns 0 if fd is set else non-0 */</text:span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/><text:span text:style-name="T1">select</text:span>() Parameters</text:p>
          </draw:text-box>
        </draw:frame>
        <draw:frame presentation:style-name="pr8" draw:layer="layout" svg:width="25.199cm" svg:height="13.86cm" svg:x="1.905cm" svg:y="5.08cm" presentation:class="outline" presentation:user-transformed="true">
          <draw:text-box>
            <text:list text:style-name="L2">
              <text:list-item>
                <text:p>The FDs between 0 to <text:span text:style-name="T2">nfds</text:span>-1 are checked.</text:p>
              </text:list-item>
              <text:list-item>
                <text:p>Check for reading in <text:span text:style-name="T2">readfds</text:span>.</text:p>
              </text:list-item>
              <text:list-item>
                <text:p>Check for writing in <text:span text:style-name="T2">writefds</text:span>.</text:p>
              </text:list-item>
              <text:list-item>
                <text:p>Check for exception in <text:span text:style-name="T2">exceptfds</text:span>. </text:p>
              </text:list-item>
              <text:list-item>
                <text:p>These fd_sets can be <text:span text:style-name="T1">NULL</text:span>.</text:p>
              </text:list-item>
              <text:list-item>
                <text:p><text:span text:style-name="T10">timeout</text:span></text:p>
                <text:list>
                  <text:list-item>
                    <text:p><text:span text:style-name="T3">NULL</text:span> – blocking</text:p>
                  </text:list-item>
                  <text:list-item>
                    <text:p>else how long to wait for the required condidtion before returning to the call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turn value, Error stat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uccess – number of ready descriptors.</text:p>
                <text:list>
                  <text:list-item>
                    <text:p><text:span text:style-name="T2">readfds</text:span>, <text:span text:style-name="T2">writefds</text:span> and <text:span text:style-name="T2">exceptfds</text:span> are modified </text:p>
                  </text:list-item>
                </text:list>
              </text:list-item>
              <text:list-item>
                <text:p>Time expired – returns 0 (errno set to <text:span text:style-name="T1">EINTR</text:span>)</text:p>
              </text:list-item>
              <text:list-item>
                <text:p>Failure – returns -1</text:p>
                <text:list>
                  <text:list-item>
                    <text:p><text:span text:style-name="T1">EBADF</text:span>, <text:span text:style-name="T1">EINTR</text:span>, <text:span text:style-name="T1">EINVAL</text:span> , <text:span text:style-name="T1">ENOM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seudo-code of Usage</text:p>
          </draw:text-box>
        </draw:frame>
        <draw:frame presentation:style-name="pr8" draw:text-style-name="P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nfds</text:span><text:span text:style-name="T12"> = 0</text:span></text:p>
              </text:list-item>
              <text:list-item>
                <text:p><text:span text:style-name="T12">Initialize </text:span><text:span text:style-name="T11">readfds</text:span><text:span text:style-name="T12">, </text:span><text:span text:style-name="T11">writefds</text:span><text:span text:style-name="T12">, </text:span><text:span text:style-name="T11">exceptfds</text:span><text:span text:style-name="T12"> using </text:span><text:span text:style-name="T13">FD_ZERO</text:span></text:p>
              </text:list-item>
              <text:list-item>
                <text:p><text:span text:style-name="T12">Add the listener socket to </text:span><text:span text:style-name="T11">readfds</text:span><text:span text:style-name="T12"> using </text:span><text:span text:style-name="T13">FD_SET</text:span><text:span text:style-name="T12"> and update </text:span><text:span text:style-name="T11">nfds</text:span></text:p>
              </text:list-item>
              <text:list-item>
                <text:p><text:span text:style-name="T12">For each active connection</text:span></text:p>
                <text:list>
                  <text:list-item>
                    <text:p><text:span text:style-name="T12">If connection has available read buffer, add fd to </text:span><text:span text:style-name="T11">readfds</text:span><text:span text:style-name="T12"> (</text:span><text:span text:style-name="T13">FD_SET</text:span><text:span text:style-name="T12">)</text:span></text:p>
                  </text:list-item>
                  <text:list-item>
                    <text:p><text:span text:style-name="T12">If connection has available write buffer, add to </text:span><text:span text:style-name="T11">writefds</text:span><text:span text:style-name="T12"> (</text:span><text:span text:style-name="T13">FD_SET</text:span><text:span text:style-name="T12">)</text:span></text:p>
                  </text:list-item>
                  <text:list-item>
                    <text:p><text:span text:style-name="T12">Add to </text:span><text:span text:style-name="T11">exceptfds</text:span><text:span text:style-name="T12"> (</text:span><text:span text:style-name="T13">FD_SET</text:span><text:span text:style-name="T12">) – not really needed for this project.</text:span></text:p>
                  </text:list-item>
                  <text:list-item>
                    <text:p><text:span text:style-name="T12">Update </text:span><text:span text:style-name="T11">nfds</text:span><text:span text:style-name="T12"> to ensure that the fd falls in the range</text:span></text:p>
                  </text:list-item>
                </text:list>
              </text:list-item>
              <text:list-item>
                <text:p><text:span text:style-name="T11">select_return</text:span><text:span text:style-name="T12"> = </text:span><text:span text:style-name="T13">select</text:span><text:span text:style-name="T12">(</text:span><text:span text:style-name="T11">nfds</text:span><text:span text:style-name="T12">, </text:span><text:span text:style-name="T11">readfds</text:span><text:span text:style-name="T12">, </text:span><text:span text:style-name="T11">writefds</text:span><text:span text:style-name="T12">, </text:span><text:span text:style-name="T11">exceptfds</text:span><text:span text:style-name="T12">, </text:span><text:span text:style-name="T13">NULL</text:span><text:span text:style-name="T12">)</text:span></text:p>
              </text:list-item>
              <text:list-item>
                <text:p><text:span text:style-name="T12">If </text:span><text:span text:style-name="T11">select_return</text:span><text:span text:style-name="T12"> &gt; 0</text:span></text:p>
                <text:list>
                  <text:list-item>
                    <text:p><text:span text:style-name="T12">Handle exceptions if any fd in </text:span><text:span text:style-name="T11">exceptfds</text:span><text:span text:style-name="T12"> is set to 1 (</text:span><text:span text:style-name="T13">FD_ISSET</text:span><text:span text:style-name="T12">)</text:span></text:p>
                  </text:list-item>
                  <text:list-item>
                    <text:p><text:span text:style-name="T12">Read data from <text:s/>connections for which fd in </text:span><text:span text:style-name="T11">readfds</text:span><text:span text:style-name="T12"> is set to 1 (</text:span><text:span text:style-name="T13">FD_ISSET</text:span><text:span text:style-name="T12">)</text:span></text:p>
                  </text:list-item>
                  <text:list-item>
                    <text:p><text:span text:style-name="T12">Write data from connections for which fd in </text:span><text:span text:style-name="T11">writefds</text:span><text:span text:style-name="T12"> is set to 1 (</text:span><text:span text:style-name="T13">FD_ISSET</text:span><text:span text:style-name="T12">)</text:span></text:p>
                  </text:list-item>
                  <text:list-item>
                    <text:p><text:span text:style-name="T12">If listener socket is set to read, </text:span><text:span text:style-name="T13">accept</text:span><text:span text:style-name="T12"> and handle new connection.</text:span></text:p>
                  </text:list-item>
                </text:list>
              </text:list-item>
              <text:list-item>
                <text:p><text:span text:style-name="T12">Else handle error state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p1_checker.py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./cp1_checker.py</text:span> &lt;<text:span text:style-name="T10">ip</text:span>&gt; &lt;<text:span text:style-name="T10">port</text:span>&gt; &lt;<text:span text:style-name="T10">#trials</text:span>&gt; &lt;<text:span text:style-name="T10">#writes and reads per trial</text:span>&gt; &lt;<text:span text:style-name="T10">max # bytes to write at a time</text:span>&gt; &lt;<text:span text:style-name="T10">#connections</text:span>&gt; </text:p>
                <text:list>
                  <text:list-item>
                    <text:p>Starts <text:span text:style-name="T10">#connections</text:span> connections to server at <text:span text:style-name="T10">ip</text:span> and <text:span text:style-name="T10">port</text:span></text:p>
                  </text:list-item>
                  <text:list-item>
                    <text:p>Repeat <text:span text:style-name="T10">#trials</text:span> number of times</text:p>
                    <text:list>
                      <text:list-item>
                        <text:p>Sample <text:span text:style-name="T10">#writes and reads per trials</text:span> connections. </text:p>
                      </text:list-item>
                      <text:list-item>
                        <text:p>Send random number of random bytes to each of these connections (with a limit of <text:span text:style-name="T10">max # bytes to write at a time</text:span>).</text:p>
                      </text:list-item>
                      <text:list-item>
                        <text:p>Receive and check if all the bytes received are same as the ones that are sent.</text:p>
                      </text:list-item>
                    </text:list>
                  </text:list-item>
                  <text:list-item>
                    <text:p>If your server cannot handle multiple connections</text:p>
                    <text:list>
                      <text:list-item>
                        <text:p>Set <text:span text:style-name="T10">#connections</text:span> to 1 and <text:span text:style-name="T10">#writes and reads per trial</text:span> to 1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Okay, so you can handle multiple connections!</text:p>
            <text:p>But that is not enough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ding data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1">recv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read buffer</text:p>
                  </text:list-item>
                  <text:list-item>
                    <text:p>Keep track of the number of bytes left to be read</text:p>
                  </text:list-item>
                  <text:list-item>
                    <text:p>May need multiple reads to get all data</text:p>
                  </text:list-item>
                  <text:list-item>
                    <text:p>But only one read per socket when <text:span text:style-name="T1">select</text:span>() retur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riting data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1">send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write buffer</text:p>
                  </text:list-item>
                  <text:list-item>
                    <text:p>Keep track of the number of bytes left to be written</text:p>
                  </text:list-item>
                  <text:list-item>
                    <text:p>May need multiple writes to send all data</text:p>
                  </text:list-item>
                  <text:list-item>
                    <text:p>Number of bytes actually sent should be checked from the return value</text:p>
                  </text:list-item>
                  <text:list-item>
                    <text:p>Only one write per socket when <text:span text:style-name="T1">select</text:span>()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ceptfd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For handling out of band data</text:p>
              </text:list-item>
              <text:list-item>
                <text:p>Should be read one byte at a time!</text:p>
              </text:list-item>
              <text:list-item>
                <text:p>Not really needed for this proj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<text:span text:style-name="T10">39/59</text:span> repositories as of 11pm Sept 13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eckpoint 1 Doc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Makefile</text:span> - make sure nothing is hard coded specific to your user; should build a file which runs the echo server (name it lisod)</text:p>
              </text:list-item>
              <text:list-item>
                <text:p><text:span text:style-name="T1">All of your source code</text:span> - all .c and .h files</text:p>
              </text:list-item>
              <text:list-item>
                <text:p><text:span text:style-name="T1">readme.txt </text:span>- file containing a brief description of your current implementation of server</text:p>
              </text:list-item>
              <text:list-item>
                <text:p><text:span text:style-name="T1">tests.txt</text:span> - file containing a brief description of your testing methods for server</text:p>
              </text:list-item>
              <text:list-item>
                <text:p><text:span text:style-name="T1">replay.test</text:span> - a file containing bytes that can be sent to your server as a test case</text:p>
              </text:list-item>
              <text:list-item>
                <text:p><text:span text:style-name="T1">replay.out</text:span> - a file containing expected bytes that should be sent as a response from your server when provided replay.test</text:p>
              </text:list-item>
              <text:list-item>
                <text:p><text:span text:style-name="T1">vulnerabilities.txt</text:span> - identify at least one vulnerability in your current imple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memb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de quality</text:p>
              </text:list-item>
              <text:list-item>
                <text:p>Code documentation</text:p>
              </text:list-item>
              <text:list-item>
                <text:p>Robustness </text:p>
                <text:list>
                  <text:list-item>
                    <text:p>Handle all errors</text:p>
                  </text:list-item>
                  <text:list-item>
                    <text:p>Buffer overflows</text:p>
                  </text:list-item>
                  <text:list-item>
                    <text:p>Connection reset by p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eek into the futur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heckpoint 2</text:p>
                <text:list>
                  <text:list-item>
                    <text:p>Implement HTTP 1.1 parser and persistent connections</text:p>
                  </text:list-item>
                </text:list>
              </text:list-item>
              <text:list-item>
                <text:p>Checkpoint 3</text:p>
                <text:list>
                  <text:list-item>
                    <text:p>Implement HTTPS handshaking and persistent connections via TLS</text:p>
                  </text:list-item>
                  <text:list-item>
                    <text:p>Implement CGI server-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Homework 1 Clarific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Problem 2 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Ethernet – common medium</text:p>
                <text:list>
                  <text:list-item>
                    <text:p>Think of air and two people talking!</text:p>
                  </text:list-item>
                </text:list>
              </text:list-item>
              <text:list-item>
                <text:p>Packets colliding == Two people talking together</text:p>
              </text:list-item>
              <text:list-item>
                <text:p>When they collide, they should be “polite” about trying again!</text:p>
                <text:list>
                  <text:list-item>
                    <text:p>Try as soon as they sense silence (collide again!)</text:p>
                  </text:list-item>
                  <text:list-item>
                    <text:p>Wait for a fixed time before trying again (collide + waste of tim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14">Wait for a </text:span><text:span text:style-name="T15">random</text:span><text:span text:style-name="T14"> time before trying ag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ponential backoff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trategy of doubling the delay interval between each retransmission attempt.</text:p>
              </text:list-item>
              <text:list-item>
                <text:p>After first collision for a packet,</text:p>
                <text:list>
                  <text:list-item>
                    <text:p>Each node selects 0T or 1T</text:p>
                  </text:list-item>
                </text:list>
              </text:list-item>
              <text:list-item>
                <text:p>Second collision for the same packet,</text:p>
                <text:list>
                  <text:list-item>
                    <text:p>Node selects 0T, 1T, 2T or 3T</text:p>
                  </text:list-item>
                </text:list>
              </text:list-item>
              <text:list-item>
                <text:p>I th collision for a packet,</text:p>
                <text:list>
                  <text:list-item>
                    <text:p>Node selects between 0T to (2^i-1)T</text:p>
                  </text:list-item>
                </text:list>
              </text:list-item>
              <text:list-item>
                <text:p>Read Section 2.6.2 (will be covered in class only next Tuesda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blem 3(a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Ideal channel == zero noise!</text:p>
              </text:list-item>
              <text:list-item>
                <text:p>Just apply the math and get the answer!</text:p>
              </text:list-item>
              <text:list-item>
                <text:p>Surprised? There is an explanatio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Any other questions?</text:p>
            <text:p/>
            <text:p>Come to our office hours!</text:p>
            <text:p>Athula <text:s/>Gates 7609<text:tab/>Wednesday 5-6 PM</text:p>
            <text:p>Wolf <text:s/>Gates 9127 Tuesday 11-12 AM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thula Balachandran</meta:initial-creator>
    <meta:creation-date>2011-09-13T10:31:58</meta:creation-date>
    <meta:editing-duration>PT24H07M09S</meta:editing-duration>
    <meta:editing-cycles>86</meta:editing-cycles>
    <dc:date>2011-09-14T16:40:56</dc:date>
    <dc:creator>Athula Balachandran</dc:creator>
    <meta:generator>OpenOffice.org/3.2$Linux OpenOffice.org_project/320m19$Build-9505</meta:generator>
    <meta:document-statistic meta:object-count="128"/>
  </office:meta>
</office:document-meta>
</file>